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ons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ons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ons_5f_QUODA_5f_2012.csv" style:display-name="PageStyle_Partnership_Fostering_Institutions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